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7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25" calcext:value-type="float">
            <text:p>9.2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.35" calcext:value-type="float">
            <text:p>13.35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5" calcext:value-type="float">
            <text:p>12.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.35" calcext:value-type="float">
            <text:p>13.3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.25" calcext:value-type="float">
            <text:p>12.2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5" calcext:value-type="float">
            <text:p>12.1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.35" calcext:value-type="float">
            <text:p>13.3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.25" calcext:value-type="float">
            <text:p>12.2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5" calcext:value-type="float">
            <text:p>12.1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.35" calcext:value-type="float">
            <text:p>13.3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55" calcext:value-type="float">
            <text:p>16.5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.15" calcext:value-type="float">
            <text:p>15.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55" calcext:value-type="float">
            <text:p>16.5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.3" calcext:value-type="float">
            <text:p>15.3</text:p>
          </table:table-cell>
          <table:table-cell office:value-type="float" office:value="17.05" calcext:value-type="float">
            <text:p>17.0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.15" calcext:value-type="float">
            <text:p>15.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55" calcext:value-type="float">
            <text:p>16.5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.3" calcext:value-type="float">
            <text:p>15.3</text:p>
          </table:table-cell>
          <table:table-cell office:value-type="float" office:value="17.05" calcext:value-type="float">
            <text:p>17.0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.15" calcext:value-type="float">
            <text:p>15.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.3" calcext:value-type="float">
            <text:p>16.3</text:p>
          </table:table-cell>
          <table:table-cell office:value-type="float" office:value="19.4" calcext:value-type="float">
            <text:p>19.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55" calcext:value-type="float">
            <text:p>16.5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.3" calcext:value-type="float">
            <text:p>15.3</text:p>
          </table:table-cell>
          <table:table-cell office:value-type="float" office:value="17.05" calcext:value-type="float">
            <text:p>17.0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.3" calcext:value-type="float">
            <text:p>16.3</text:p>
          </table:table-cell>
          <table:table-cell office:value-type="float" office:value="19.4" calcext:value-type="float">
            <text:p>19.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15" calcext:value-type="float">
            <text:p>19.1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.3" calcext:value-type="float">
            <text:p>16.3</text:p>
          </table:table-cell>
          <table:table-cell office:value-type="float" office:value="19.4" calcext:value-type="float">
            <text:p>19.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15" calcext:value-type="float">
            <text:p>19.1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</table:table>
      <table:table table:name="8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.25" calcext:value-type="float">
            <text:p>9.2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.45" calcext:value-type="float">
            <text:p>13.45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5" calcext:value-type="float">
            <text:p>12.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.45" calcext:value-type="float">
            <text:p>13.4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.25" calcext:value-type="float">
            <text:p>12.2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5" calcext:value-type="float">
            <text:p>12.1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.45" calcext:value-type="float">
            <text:p>13.4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.25" calcext:value-type="float">
            <text:p>12.2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5" calcext:value-type="float">
            <text:p>12.1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.45" calcext:value-type="float">
            <text:p>13.4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.45" calcext:value-type="float">
            <text:p>13.4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.15" calcext:value-type="float">
            <text:p>15.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.15" calcext:value-type="float">
            <text:p>15.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.3" calcext:value-type="float">
            <text:p>15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5.15" calcext:value-type="float">
            <text:p>15.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.3" calcext:value-type="float">
            <text:p>15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5.15" calcext:value-type="float">
            <text:p>15.1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.1" calcext:value-type="float">
            <text:p>20.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.1" calcext:value-type="float">
            <text:p>20.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55" calcext:value-type="float">
            <text:p>19.5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.1" calcext:value-type="float">
            <text:p>20.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.25" calcext:value-type="float">
            <text:p>21.2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55" calcext:value-type="float">
            <text:p>19.5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.1" calcext:value-type="float">
            <text:p>20.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.25" calcext:value-type="float">
            <text:p>21.2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.3" calcext:value-type="float">
            <text:p>21.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</table:table>
      <table:table table:name="9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.25" calcext:value-type="float">
            <text:p>13.2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1.4" calcext:value-type="float">
            <text:p>11.4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5" calcext:value-type="float">
            <text:p>12.1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.15" calcext:value-type="float">
            <text:p>13.1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3.25" calcext:value-type="float">
            <text:p>13.2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5" calcext:value-type="float">
            <text:p>12.15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5.4" calcext:value-type="float">
            <text:p>15.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6.4" calcext:value-type="float">
            <text:p>16.4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.3" calcext:value-type="float">
            <text:p>16.3</text:p>
          </table:table-cell>
          <table:table-cell office:value-type="float" office:value="19.35" calcext:value-type="float">
            <text:p>19.3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.3" calcext:value-type="float">
            <text:p>16.3</text:p>
          </table:table-cell>
          <table:table-cell office:value-type="float" office:value="19.35" calcext:value-type="float">
            <text:p>19.3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4" calcext:value-type="float">
            <text:p>19.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.3" calcext:value-type="float">
            <text:p>16.3</text:p>
          </table:table-cell>
          <table:table-cell office:value-type="float" office:value="19.35" calcext:value-type="float">
            <text:p>19.3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4" calcext:value-type="float">
            <text:p>19.4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/>
        </table:table-row>
      </table:table>
      <table:table table:name="10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 office:value-type="float" office:value="15.05" calcext:value-type="float">
            <text:p>15.0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.15" calcext:value-type="float">
            <text:p>13.1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5" calcext:value-type="float">
            <text:p>12.1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.15" calcext:value-type="float">
            <text:p>13.1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 office:value-type="float" office:value="15.05" calcext:value-type="float">
            <text:p>15.0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3.15" calcext:value-type="float">
            <text:p>13.1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15" calcext:value-type="float">
            <text:p>12.15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 office:value-type="float" office:value="15.05" calcext:value-type="float">
            <text:p>15.0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15" calcext:value-type="float">
            <text:p>13.15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.15" calcext:value-type="float">
            <text:p>16.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.3" calcext:value-type="float">
            <text:p>9.3</text:p>
          </table:table-cell>
          <table:table-cell office:value-type="float" office:value="15.05" calcext:value-type="float">
            <text:p>15.0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4.45" calcext:value-type="float">
            <text:p>14.45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15" calcext:value-type="float">
            <text:p>13.15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6.15" calcext:value-type="float">
            <text:p>16.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6.4" calcext:value-type="float">
            <text:p>16.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4.45" calcext:value-type="float">
            <text:p>14.45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.3" calcext:value-type="float">
            <text:p>16.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6.4" calcext:value-type="float">
            <text:p>16.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4.45" calcext:value-type="float">
            <text:p>14.45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4" calcext:value-type="float">
            <text:p>19.4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.1" calcext:value-type="float">
            <text:p>22.1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4" calcext:value-type="float">
            <text:p>19.4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9.3" calcext:value-type="float">
            <text:p>19.3</text:p>
          </table:table-cell>
          <table:table-cell/>
        </table:table-row>
      </table:table>
      <table:table table:name="11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.2" calcext:value-type="float">
            <text:p>17.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.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.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.2" calcext:value-type="float">
            <text:p>17.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.2" calcext:value-type="float">
            <text:p>15.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.2" calcext:value-type="float">
            <text:p>17.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45" calcext:value-type="float">
            <text:p>13.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.15" calcext:value-type="float">
            <text:p>16.15</text:p>
          </table:table-cell>
          <table:table-cell office:value-type="float" office:value="17.55" calcext:value-type="float">
            <text:p>17.5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.2" calcext:value-type="float">
            <text:p>17.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17.25" calcext:value-type="float">
            <text:p>17.2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.15" calcext:value-type="float">
            <text:p>16.15</text:p>
          </table:table-cell>
          <table:table-cell office:value-type="float" office:value="17.55" calcext:value-type="float">
            <text:p>17.5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.05" calcext:value-type="float">
            <text:p>21.0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7.2" calcext:value-type="float">
            <text:p>17.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.05" calcext:value-type="float">
            <text:p>21.0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3" calcext:value-type="float">
            <text:p>9.3</text:p>
          </table:table-cell>
          <table:table-cell office:value-type="float" office:value="18.3" calcext:value-type="float">
            <text:p>18.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.05" calcext:value-type="float">
            <text:p>21.0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</table:table>
      <table:table table:name="12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.15" calcext:value-type="float">
            <text:p>11.1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1.45" calcext:value-type="float">
            <text:p>11.4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2.4" calcext:value-type="float">
            <text:p>12.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.45" calcext:value-type="float">
            <text:p>15.4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45" calcext:value-type="float">
            <text:p>13.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3" calcext:value-type="float">
            <text:p>13.3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.45" calcext:value-type="float">
            <text:p>15.4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45" calcext:value-type="float">
            <text:p>13.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.3" calcext:value-type="float">
            <text:p>15.3</text:p>
          </table:table-cell>
          <table:table-cell office:value-type="float" office:value="19.15" calcext:value-type="float">
            <text:p>19.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5.45" calcext:value-type="float">
            <text:p>15.4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45" calcext:value-type="float">
            <text:p>13.4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.3" calcext:value-type="float">
            <text:p>15.3</text:p>
          </table:table-cell>
          <table:table-cell office:value-type="float" office:value="19.15" calcext:value-type="float">
            <text:p>19.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17.3" calcext:value-type="float">
            <text:p>17.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5.3" calcext:value-type="float">
            <text:p>15.3</text:p>
          </table:table-cell>
          <table:table-cell office:value-type="float" office:value="19.15" calcext:value-type="float">
            <text:p>19.1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.25" calcext:value-type="float">
            <text:p>19.2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.3" calcext:value-type="float">
            <text:p>15.3</text:p>
          </table:table-cell>
          <table:table-cell office:value-type="float" office:value="19.15" calcext:value-type="float">
            <text:p>19.1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.25" calcext:value-type="float">
            <text:p>19.2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</table:table>
      <table:table table:name="13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9.3" calcext:value-type="float">
            <text:p>9.3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4.1" calcext:value-type="float">
            <text:p>14.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.3</text:p>
          </table:table-cell>
          <table:table-cell office:value-type="float" office:value="16.55" calcext:value-type="float">
            <text:p>16.5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.3</text:p>
          </table:table-cell>
          <table:table-cell office:value-type="float" office:value="16.55" calcext:value-type="float">
            <text:p>16.5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.05" calcext:value-type="float">
            <text:p>15.05</text:p>
          </table:table-cell>
          <table:table-cell office:value-type="float" office:value="17.35" calcext:value-type="float">
            <text:p>17.3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.3</text:p>
          </table:table-cell>
          <table:table-cell office:value-type="float" office:value="16.55" calcext:value-type="float">
            <text:p>16.5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.05" calcext:value-type="float">
            <text:p>15.05</text:p>
          </table:table-cell>
          <table:table-cell office:value-type="float" office:value="17.35" calcext:value-type="float">
            <text:p>17.3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.3" calcext:value-type="float">
            <text:p>14.3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.55" calcext:value-type="float">
            <text:p>19.5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.05" calcext:value-type="float">
            <text:p>15.05</text:p>
          </table:table-cell>
          <table:table-cell office:value-type="float" office:value="17.35" calcext:value-type="float">
            <text:p>17.3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.1" calcext:value-type="float">
            <text:p>14.1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.55" calcext:value-type="float">
            <text:p>19.5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0.3" calcext:value-type="float">
            <text:p>20.3</text:p>
          </table:table-cell>
          <table:table-cell/>
        </table:table-row>
      </table:table>
      <table:table table:name="14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.25" calcext:value-type="float">
            <text:p>11.2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.3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1.15" calcext:value-type="float">
            <text:p>11.1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.3" calcext:value-type="float">
            <text:p>8.3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15" calcext:value-type="float">
            <text:p>16.1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.3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15" calcext:value-type="float">
            <text:p>16.1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.3</text:p>
          </table:table-cell>
          <table:table-cell office:value-type="float" office:value="16.55" calcext:value-type="float">
            <text:p>16.5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15" calcext:value-type="float">
            <text:p>16.1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.3</text:p>
          </table:table-cell>
          <table:table-cell office:value-type="float" office:value="16.55" calcext:value-type="float">
            <text:p>16.5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.05" calcext:value-type="float">
            <text:p>15.05</text:p>
          </table:table-cell>
          <table:table-cell office:value-type="float" office:value="17.35" calcext:value-type="float">
            <text:p>17.3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.55" calcext:value-type="float">
            <text:p>19.5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.05" calcext:value-type="float">
            <text:p>15.05</text:p>
          </table:table-cell>
          <table:table-cell office:value-type="float" office:value="17.35" calcext:value-type="float">
            <text:p>17.35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.45" calcext:value-type="float">
            <text:p>20.4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.55" calcext:value-type="float">
            <text:p>19.55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.3" calcext:value-type="float">
            <text:p>19.3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</table:table>
      <table:table table:name="15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.45" calcext:value-type="float">
            <text:p>12.4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.45" calcext:value-type="float">
            <text:p>10.4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.45" calcext:value-type="float">
            <text:p>12.4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45" calcext:value-type="float">
            <text:p>13.4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11.3" calcext:value-type="float">
            <text:p>11.3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.45" calcext:value-type="float">
            <text:p>12.4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45" calcext:value-type="float">
            <text:p>13.4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.35" calcext:value-type="float">
            <text:p>13.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3" calcext:value-type="float">
            <text:p>13.3</text:p>
          </table:table-cell>
          <table:table-cell office:value-type="float" office:value="17.15" calcext:value-type="float">
            <text:p>17.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15" calcext:value-type="float">
            <text:p>16.1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.45" calcext:value-type="float">
            <text:p>13.4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.45" calcext:value-type="float">
            <text:p>17.4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35" calcext:value-type="float">
            <text:p>13.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3" calcext:value-type="float">
            <text:p>13.3</text:p>
          </table:table-cell>
          <table:table-cell office:value-type="float" office:value="17.15" calcext:value-type="float">
            <text:p>17.1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15" calcext:value-type="float">
            <text:p>16.1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16.45" calcext:value-type="float">
            <text:p>16.45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.3" calcext:value-type="float">
            <text:p>13.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7.45" calcext:value-type="float">
            <text:p>17.4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35" calcext:value-type="float">
            <text:p>13.3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3" calcext:value-type="float">
            <text:p>13.3</text:p>
          </table:table-cell>
          <table:table-cell office:value-type="float" office:value="17.15" calcext:value-type="float">
            <text:p>17.1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.15" calcext:value-type="float">
            <text:p>20.1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.45" calcext:value-type="float">
            <text:p>20.4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20.15" calcext:value-type="float">
            <text:p>20.15</text:p>
          </table:table-cell>
          <table:table-cell/>
        </table:table-row>
      </table:table>
      <table:table table:name="16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.55" calcext:value-type="float">
            <text:p>11.5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.45" calcext:value-type="float">
            <text:p>13.45</text:p>
          </table:table-cell>
          <table:table-cell office:value-type="float" office:value="18.1" calcext:value-type="float">
            <text:p>18.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.15" calcext:value-type="float">
            <text:p>16.1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45" calcext:value-type="float">
            <text:p>13.45</text:p>
          </table:table-cell>
          <table:table-cell office:value-type="float" office:value="18.1" calcext:value-type="float">
            <text:p>18.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3" calcext:value-type="float">
            <text:p>16.3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.3" calcext:value-type="float">
            <text:p>14.3</text:p>
          </table:table-cell>
          <table:table-cell office:value-type="float" office:value="16.55" calcext:value-type="float">
            <text:p>16.5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.45" calcext:value-type="float">
            <text:p>13.45</text:p>
          </table:table-cell>
          <table:table-cell office:value-type="float" office:value="18.1" calcext:value-type="float">
            <text:p>18.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.15" calcext:value-type="float">
            <text:p>19.15</text:p>
          </table:table-cell>
          <table:table-cell/>
        </table:table-row>
      </table:table>
      <table:table table:name="17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.55" calcext:value-type="float">
            <text:p>11.5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.35" calcext:value-type="float">
            <text:p>12.3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.15" calcext:value-type="float">
            <text:p>16.1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.35" calcext:value-type="float">
            <text:p>16.3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.15" calcext:value-type="float">
            <text:p>16.15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6.35" calcext:value-type="float">
            <text:p>16.35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.3" calcext:value-type="float">
            <text:p>20.3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6.25" calcext:value-type="float">
            <text:p>16.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1.25" calcext:value-type="float">
            <text:p>21.2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0.3" calcext:value-type="float">
            <text:p>20.3</text:p>
          </table:table-cell>
          <table:table-cell/>
        </table:table-row>
      </table:table>
      <table:table table:name="18-1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º conj</text:p>
          </table:table-cell>
          <table:table-cell office:value-type="string" calcext:value-type="string">
            <text:p>id_deporte</text:p>
          </table:table-cell>
          <table:table-cell office:value-type="string" calcext:value-type="string">
            <text:p>hora_inicio</text:p>
          </table:table-cell>
          <table:table-cell office:value-type="string" calcext:value-type="string">
            <text:p>hora_fin</text:p>
          </table:table-cell>
          <table:table-cell office:value-type="string" calcext:value-type="string">
            <text:p>depor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2.1" calcext:value-type="float">
            <text:p>12.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7.05" calcext:value-type="float">
            <text:p>17.0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.3" calcext:value-type="float">
            <text:p>15.3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.25" calcext:value-type="float">
            <text:p>15.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4">00/00/0000</text:date>, <text:time style:data-style-name="N2" text:time-value="21:03:57.924278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7:23:43.487539196</meta:creation-date>
    <meta:generator>LibreOffice/5.1.6.2$Linux_X86_64 LibreOffice_project/10m0$Build-2</meta:generator>
    <dc:date>2018-11-14T21:26:57.316308083</dc:date>
    <meta:editing-duration>PT41M</meta:editing-duration>
    <meta:editing-cycles>13</meta:editing-cycles>
    <meta:document-statistic meta:table-count="12" meta:cell-count="2470" meta:object-count="0"/>
  </office:meta>
</office:document-meta>
</file>